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C800000116EE2F496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6.29cm" svg:y="0.379cm" svg:width="1.208cm" svg:height="1.672cm" draw:z-index="0"><draw:image xlink:href="Pictures/10000000000000C800000116EE2F496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Titlepre Vorname Nachname Titelpost</text:p>
      <text:p text:style-name="Standard">Geburtsdatum</text:p>
      <text:p text:style-name="Standard">Gueltig b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56cm" fo:page-height="5.399cm" style:num-format="1" style:print-orientation="portrait" fo:margin-top="0.199cm" fo:margin-bottom="0.199cm" fo:margin-left="0.199cm" fo:margin-right="0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esi </meta:initial-creator>
    <meta:creation-date>2012-04-25T11:24:07</meta:creation-date>
    <dc:date>2012-04-25T11:29:48</dc:date>
    <dc:creator>oesi </dc:creator>
    <meta:editing-duration>PT5M42S</meta:editing-duration>
    <meta:editing-cycles>2</meta:editing-cycles>
    <meta:generator>LibreOffice/3.3$Unix LibreOffice_project/330m19$Build-401</meta:generator>
    <meta:document-statistic meta:table-count="0" meta:image-count="1" meta:object-count="0" meta:page-count="1" meta:paragraph-count="3" meta:word-count="7" meta:character-count="58"/>
  </office:meta>
</office:document-meta>
</file>